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s" fo:country="ES" style:language-asian="zxx" style:country-asian="none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language="es" fo:country="ES" officeooo:rsid="0008d646" officeooo:paragraph-rsid="0008d646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font-size="18pt" fo:language="es" fo:country="ES" officeooo:rsid="0008d646" officeooo:paragraph-rsid="0008d646" style:font-size-asian="15.75pt" style:language-asian="zxx" style:country-asian="none" style:font-size-complex="18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fo:font-size="18pt" fo:language="es" fo:country="ES" officeooo:rsid="000cfc79" officeooo:paragraph-rsid="000cfc79" style:font-size-asian="15.75pt" style:language-asian="zxx" style:country-asian="none" style:font-size-complex="18pt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fo:font-size="18pt" fo:language="es" fo:country="ES" officeooo:rsid="000cfc79" officeooo:paragraph-rsid="000cfc79" style:font-size-asian="15.75pt" style:language-asian="zxx" style:country-asian="none" style:font-size-complex="18pt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fo:font-size="18pt" fo:language="es" fo:country="ES" officeooo:rsid="000e9ee3" officeooo:paragraph-rsid="000e9ee3" style:font-size-asian="15.75pt" style:language-asian="zxx" style:country-asian="none" style:font-size-complex="18pt" style:language-complex="zxx" style:country-complex="none"/>
    </style:style>
    <style:style style:name="P7" style:family="paragraph" style:parent-style-name="Standard" style:list-style-name="L1">
      <style:paragraph-properties fo:text-align="start" style:justify-single-word="false"/>
      <style:text-properties fo:language="es" fo:country="ES" officeooo:rsid="0008d646" officeooo:paragraph-rsid="0008d646" style:language-asian="zxx" style:country-asian="none" style:language-complex="zxx" style:country-complex="none"/>
    </style:style>
    <style:style style:name="P8" style:family="paragraph" style:parent-style-name="Standard" style:list-style-name="L2">
      <style:paragraph-properties fo:text-align="start" style:justify-single-word="false"/>
      <style:text-properties fo:language="es" fo:country="ES" officeooo:rsid="0008d646" officeooo:paragraph-rsid="0008d646" style:language-asian="zxx" style:country-asian="none" style:language-complex="zxx" style:country-complex="none"/>
    </style:style>
    <style:style style:name="P9" style:family="paragraph" style:parent-style-name="Standard" style:list-style-name="L2">
      <style:paragraph-properties fo:text-align="start" style:justify-single-word="false"/>
      <style:text-properties fo:language="es" fo:country="ES" officeooo:rsid="000a3e6c" officeooo:paragraph-rsid="000a3e6c" style:language-asian="zxx" style:country-asian="none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fo:language="es" fo:country="ES" officeooo:rsid="000a3e6c" officeooo:paragraph-rsid="000a3e6c" style:language-asian="zxx" style:country-asian="none" style:language-complex="zxx" style:country-complex="none"/>
    </style:style>
    <style:style style:name="P11" style:family="paragraph" style:parent-style-name="Standard" style:list-style-name="L2">
      <style:paragraph-properties fo:text-align="start" style:justify-single-word="false"/>
      <style:text-properties fo:language="es" fo:country="ES" officeooo:rsid="000cfc79" officeooo:paragraph-rsid="000cfc79" style:language-asian="zxx" style:country-asian="none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fo:language="es" fo:country="ES" officeooo:rsid="000cfc79" officeooo:paragraph-rsid="000cfc79" style:language-asian="zxx" style:country-asian="none" style:language-complex="zxx" style:country-complex="none"/>
    </style:style>
    <style:style style:name="P13" style:family="paragraph" style:parent-style-name="Standard" style:list-style-name="L3">
      <style:paragraph-properties fo:text-align="start" style:justify-single-word="false"/>
      <style:text-properties fo:language="es" fo:country="ES" officeooo:rsid="000e9ee3" officeooo:paragraph-rsid="000e9ee3" style:language-asian="zxx" style:country-asian="none" style:language-complex="zxx" style:country-complex="none"/>
    </style:style>
    <style:style style:name="P14" style:family="paragraph" style:parent-style-name="Standard" style:list-style-name="L4">
      <style:paragraph-properties fo:text-align="start" style:justify-single-word="false"/>
      <style:text-properties fo:language="es" fo:country="ES" officeooo:rsid="000e9ee3" officeooo:paragraph-rsid="000e9ee3" style:language-asian="zxx" style:country-asian="none" style:language-complex="zxx" style:country-complex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BJETIVOS SPRINT 1</text:p>
      <text:p text:style-name="P1"/>
      <text:list text:style-name="L1">
        <text:list-item>
          <text:p text:style-name="P7">Llegar a conseguir una PoC (proof of concept) de la app, para concretar los requisitos de esta.</text:p>
        </text:list-item>
        <text:list-item>
          <text:p text:style-name="P7">Profundizar en la manera en la que trabajaremos con nuestro equipo, la metodología que utilizaremos, las técnicas, el idioma y las herramientas.</text:p>
        </text:list-item>
        <text:list-item>
          <text:p text:style-name="P7">Elegir la arquitectura del software más adecuada para crear la app.</text:p>
        </text:list-item>
        <text:list-item>
          <text:p text:style-name="P7">Elegir el lenguaje de programación y de marcas que se utilizará.</text:p>
        </text:list-item>
        <text:list-item>
          <text:p text:style-name="P7">Documentar las razones por las que elegiremos esos lenguajes.</text:p>
        </text:list-item>
      </text:list>
      <text:p text:style-name="P2"/>
      <text:p text:style-name="P2"/>
      <text:p text:style-name="P4">TAREAS</text:p>
      <text:p text:style-name="P5">Diseño de interfaces</text:p>
      <text:p text:style-name="P2"/>
      <text:list text:style-name="L2">
        <text:list-item>
          <text:p text:style-name="P8">Nombre y logo del proyecto</text:p>
        </text:list-item>
        <text:list-item>
          <text:p text:style-name="P8">Paleta de colores</text:p>
        </text:list-item>
        <text:list-item>
          <text:p text:style-name="P8">Fuente de letra (GoogleFonts)</text:p>
        </text:list-item>
        <text:list-item>
          <text:p text:style-name="P8">Iconos (Font Awesome 5 o Materializecs)</text:p>
        </text:list-item>
        <text:list-item>
          <text:p text:style-name="P8">Mapa web del subsistema</text:p>
        </text:list-item>
        <text:list-item>
          <text:p text:style-name="P9">Crear wireframes</text:p>
        </text:list-item>
        <text:list-item>
          <text:p text:style-name="P9">Crear mockups</text:p>
        </text:list-item>
        <text:list-item>
          <text:p text:style-name="P9">Criterios de usabilidad en wireframes y mockups</text:p>
        </text:list-item>
        <text:list-item>
          <text:p text:style-name="P9">Argumentar distribución y elección de elementos en wireframes y mockups</text:p>
        </text:list-item>
        <text:list-item>
          <text:p text:style-name="P9">Cumplir legislación de España en cuanto a la recogida de información privada de usuarios</text:p>
        </text:list-item>
      </text:list>
      <text:p text:style-name="P10"/>
      <text:p text:style-name="P5">Despliegue de la aplicación</text:p>
      <text:p text:style-name="P10"/>
      <text:list text:continue-numbering="true" text:style-name="L2">
        <text:list-item>
          <text:p text:style-name="P11">Estudiar aspectos generales de las arquitecturas web.</text:p>
        </text:list-item>
        <text:list-item>
          <text:p text:style-name="P11">Describir los fundamentos y protocolos en los que se base el funcionamiento de un servidor web.</text:p>
        </text:list-item>
        <text:list-item>
          <text:p text:style-name="P11">Instalar un servidor web Apache individualmente.</text:p>
        </text:list-item>
        <text:list-item>
          <text:p text:style-name="P11">Configurar los servidores Apache para que puedan soportar PHP.</text:p>
        </text:list-item>
        <text:list-item>
          <text:p text:style-name="P11">Describir los recursos que se necesitan para implantar la aplicación web.</text:p>
        </text:list-item>
        <text:list-item>
          <text:p text:style-name="P11">Crear y configurar un repositorio Github compartido entre los miembros del equipo y los profesores en el cual habrá que publicar la documentación generada.</text:p>
        </text:list-item>
      </text:list>
      <text:p text:style-name="P12"/>
      <text:p text:style-name="P6">Entorno cliente</text:p>
      <text:p text:style-name="P12"/>
      <text:list text:style-name="L3">
        <text:list-item>
          <text:p text:style-name="P13">Crear 3 páginas web que simulen un escenario donde se creen formularios, que se validen y tengan interacciones entre ellos.</text:p>
        </text:list-item>
        <text:list-item>
          <text:p text:style-name="P13">Trabajar con el lenguaje de programación elegido, y demostrar que hay un control en el manejo de la sintaxis.</text:p>
        </text:list-item>
        <text:list-item>
          <text:p text:style-name="P13"><text:s/>Crear una PoC, es decir, esa primera versión que sea operativa para poder mostrar como va el proyecto.</text:p>
        </text:list-item>
      </text:list>
      <text:p text:style-name="P12"/>
      <text:p text:style-name="P6">Entorno servidor</text:p>
      <text:p text:style-name="P12"/>
      <text:list text:style-name="L4">
        <text:list-item>
          <text:p text:style-name="P14">Crear diagramas UML de clases y definir estas clases en PHP.</text:p>
        </text:list-item>
        <text:list-item>
          <text:p text:style-name="P14">Crear un diagrama entidad-relación de la base de datos y hacerla en un SGBD MariaDB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9:43:48.210490029</meta:creation-date>
    <dc:date>2024-09-12T12:58:42.046973496</dc:date>
    <meta:editing-duration>PT4H21M53S</meta:editing-duration>
    <meta:editing-cycles>2</meta:editing-cycles>
    <meta:generator>LibreOffice/24.2.4.2$Linux_X86_64 LibreOffice_project/420$Build-2</meta:generator>
    <meta:document-statistic meta:table-count="0" meta:image-count="0" meta:object-count="0" meta:page-count="1" meta:paragraph-count="32" meta:word-count="324" meta:character-count="1898" meta:non-whitespace-character-count="1631"/>
  </office:meta>
</office:document-meta>
</file>